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19bf" officeooo:paragraph-rsid="000219bf"/>
    </style:style>
    <style:style style:name="P2" style:family="paragraph" style:parent-style-name="Standard">
      <style:paragraph-properties fo:text-align="center" style:justify-single-word="false"/>
      <style:text-properties officeooo:rsid="000219bf" officeooo:paragraph-rsid="000219bf"/>
    </style:style>
    <style:style style:name="P3" style:family="paragraph" style:parent-style-name="Standard">
      <style:paragraph-properties fo:text-align="end" style:justify-single-word="false"/>
      <style:text-properties officeooo:rsid="000219bf" officeooo:paragraph-rsid="000219bf"/>
    </style:style>
    <style:style style:name="P4" style:family="paragraph" style:parent-style-name="Standard">
      <style:paragraph-properties fo:text-align="start" style:justify-single-word="false"/>
      <style:text-properties officeooo:rsid="000219bf" officeooo:paragraph-rsid="000219bf"/>
    </style:style>
    <style:style style:name="P5" style:family="paragraph" style:parent-style-name="Standard">
      <style:paragraph-properties fo:text-align="start" style:justify-single-word="false"/>
      <style:text-properties officeooo:paragraph-rsid="001224a0"/>
    </style:style>
    <style:style style:name="P6" style:family="paragraph" style:parent-style-name="Standard" style:list-style-name="L4">
      <style:paragraph-properties fo:text-align="start" style:justify-single-word="false"/>
      <style:text-properties officeooo:paragraph-rsid="001224a0"/>
    </style:style>
    <style:style style:name="P7" style:family="paragraph" style:parent-style-name="Standard" style:list-style-name="L5">
      <style:paragraph-properties fo:text-align="start" style:justify-single-word="false"/>
      <style:text-properties officeooo:paragraph-rsid="001224a0"/>
    </style:style>
    <style:style style:name="P8" style:family="paragraph" style:parent-style-name="Standard" style:list-style-name="L6">
      <style:paragraph-properties fo:text-align="start" style:justify-single-word="false"/>
      <style:text-properties officeooo:paragraph-rsid="001224a0"/>
    </style:style>
    <style:style style:name="P9" style:family="paragraph" style:parent-style-name="Standard">
      <style:paragraph-properties fo:text-align="start" style:justify-single-word="false"/>
      <style:text-properties officeooo:rsid="00052c88" officeooo:paragraph-rsid="000219bf"/>
    </style:style>
    <style:style style:name="P10" style:family="paragraph" style:parent-style-name="Standard" style:list-style-name="L1">
      <style:paragraph-properties fo:text-align="start" style:justify-single-word="false"/>
      <style:text-properties officeooo:rsid="00052c88" officeooo:paragraph-rsid="0005eecc"/>
    </style:style>
    <style:style style:name="P11" style:family="paragraph" style:parent-style-name="Standard" style:list-style-name="L1">
      <style:paragraph-properties fo:text-align="start" style:justify-single-word="false"/>
      <style:text-properties officeooo:rsid="00052c88" officeooo:paragraph-rsid="001224a0"/>
    </style:style>
    <style:style style:name="P12" style:family="paragraph" style:parent-style-name="Standard" style:list-style-name="L1">
      <style:paragraph-properties fo:text-align="start" style:justify-single-word="false"/>
      <style:text-properties officeooo:rsid="00052c88" officeooo:paragraph-rsid="0012321e"/>
    </style:style>
    <style:style style:name="P13" style:family="paragraph" style:parent-style-name="Standard">
      <style:paragraph-properties fo:text-align="start" style:justify-single-word="false"/>
      <style:text-properties officeooo:rsid="00052c88" officeooo:paragraph-rsid="0005eecc"/>
    </style:style>
    <style:style style:name="P14" style:family="paragraph" style:parent-style-name="Standard">
      <style:paragraph-properties fo:text-align="start" style:justify-single-word="false"/>
      <style:text-properties officeooo:rsid="00052c88" officeooo:paragraph-rsid="0012321e"/>
    </style:style>
    <style:style style:name="P15" style:family="paragraph" style:parent-style-name="Standard" style:list-style-name="L1">
      <style:paragraph-properties fo:text-align="start" style:justify-single-word="false"/>
      <style:text-properties officeooo:rsid="000bc42a" officeooo:paragraph-rsid="000bc42a"/>
    </style:style>
    <style:style style:name="P16" style:family="paragraph" style:parent-style-name="Standard" style:list-style-name="L1">
      <style:paragraph-properties fo:text-align="start" style:justify-single-word="false"/>
      <style:text-properties officeooo:rsid="000bc42a" officeooo:paragraph-rsid="0012321e"/>
    </style:style>
    <style:style style:name="P17" style:family="paragraph" style:parent-style-name="Standard" style:list-style-name="L3">
      <style:paragraph-properties fo:text-align="start" style:justify-single-word="false"/>
      <style:text-properties officeooo:rsid="000df283" officeooo:paragraph-rsid="001224a0"/>
    </style:style>
    <style:style style:name="P18" style:family="paragraph" style:parent-style-name="Standard">
      <style:paragraph-properties fo:text-align="start" style:justify-single-word="false"/>
      <style:text-properties officeooo:rsid="000df283" officeooo:paragraph-rsid="001224a0"/>
    </style:style>
    <style:style style:name="P19" style:family="paragraph" style:parent-style-name="Standard">
      <style:paragraph-properties fo:text-align="start" style:justify-single-word="false"/>
      <style:text-properties officeooo:rsid="000f9b36" officeooo:paragraph-rsid="001224a0"/>
    </style:style>
    <style:style style:name="P20" style:family="paragraph" style:parent-style-name="Standard" style:list-style-name="L6">
      <style:paragraph-properties fo:text-align="start" style:justify-single-word="false"/>
      <style:text-properties officeooo:rsid="001224a0" officeooo:paragraph-rsid="001224a0"/>
    </style:style>
    <style:style style:name="P21" style:family="paragraph" style:parent-style-name="Standard">
      <style:paragraph-properties fo:text-align="start" style:justify-single-word="false"/>
      <style:text-properties officeooo:rsid="001224a0" officeooo:paragraph-rsid="001224a0"/>
    </style:style>
    <style:style style:name="P22" style:family="paragraph" style:parent-style-name="Standard">
      <style:paragraph-properties fo:text-align="start" style:justify-single-word="false"/>
      <style:text-properties officeooo:rsid="00168eea" officeooo:paragraph-rsid="00168eea"/>
    </style:style>
    <style:style style:name="T1" style:family="text">
      <style:text-properties officeooo:rsid="0003ef32"/>
    </style:style>
    <style:style style:name="T2" style:family="text">
      <style:text-properties officeooo:rsid="0005eecc"/>
    </style:style>
    <style:style style:name="T3" style:family="text">
      <style:text-properties officeooo:rsid="00089b6d"/>
    </style:style>
    <style:style style:name="T4" style:family="text">
      <style:text-properties officeooo:rsid="000bc42a"/>
    </style:style>
    <style:style style:name="T5" style:family="text">
      <style:text-properties officeooo:rsid="000df283"/>
    </style:style>
    <style:style style:name="T6" style:family="text">
      <style:text-properties officeooo:rsid="001224a0"/>
    </style:style>
    <style:style style:name="T7" style:family="text">
      <style:text-properties officeooo:rsid="0012321e"/>
    </style:style>
    <style:style style:name="T8" style:family="text">
      <style:text-properties officeooo:rsid="00133c65"/>
    </style:style>
    <style:style style:name="T9" style:family="text">
      <style:text-properties officeooo:rsid="0014ee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ΛΕΙΤΟΥΡΓΙΚΑ ΣΥΣΤΗΜΑΤΑ </text:p>
      <text:p text:style-name="P2">Άσκηση 1</text:p>
      <text:p text:style-name="P1"/>
      <text:p text:style-name="P3">ΚΟΥΡΟΥΣΗ ΜΑΡΙΑ- ΠΑΝΑΓΙΩΤΑ</text:p>
      <text:p text:style-name="P3">ΑΜ: 4749</text:p>
      <text:p text:style-name="P3"/>
      <text:p text:style-name="P3"/>
      <text:p text:style-name="P4">Η υλοποίηση της άσκησης αποτελείται από ένα header file (myshHeader.h) και τέσσερα shells (mysh?.c). <text:s/><text:span text:style-name="T1">Αναφορικά, όλα τα αρχεία περιλαμβάνουν τον απαραίτητο σχολιασμό.</text:span></text:p>
      <text:p text:style-name="P4"/>
      <text:p text:style-name="P4">Αρχικά, τo myshHeader.h <text:s/>περιλαμβάνει <text:s/>includes για το χειρισμό των processes και των strings καθώς και <text:s/>declarations - definitions <text:s/>των κοινών functions για τα shells <text:span text:style-name="T3">και των cd, exit functions</text:span>.</text:p>
      <text:p text:style-name="P4"/>
      <text:p text:style-name="P4">Στη συνέχεια, κάθε ένα από τα shells κάνει include το<text:span text:style-name="T1">υ</text:span> header file για την ομαλή υλοποί<text:span text:style-name="T1">η</text:span>σή τους.</text:p>
      <text:p text:style-name="P9"/>
      <text:p text:style-name="P13"/>
      <text:p text:style-name="P19"><text:span text:style-name="T6">Όταν ο χρήστης τρέξει </text:span>είτε <text:span text:style-name="T5">το mysh1 </text:span>είτε το mysh2 <text:span text:style-name="T5">πραγματοποιούνται </text:span>τα<text:span text:style-name="T5"> παρακάτω </text:span>βήματα<text:span text:style-name="T5">:</text:span></text:p>
      <text:list xml:id="list8854124096626215331" text:style-name="L5">
        <text:list-item>
          <text:p text:style-name="P7"><text:span text:style-name="T5">εμφανίζεται σαν prompt <text:s/>ο χαρακτήρας $</text:span></text:p>
        </text:list-item>
        <text:list-item>
          <text:p text:style-name="P7"><text:span text:style-name="T5">ο χρήστης γράφει το πρόγραμμα που επιθυμεί να εκτελεστεί</text:span></text:p>
        </text:list-item>
        <text:list-item>
          <text:p text:style-name="P7"><text:span text:style-name="T5">όταν ο χρήστης πατήσει Enter καλείται η συνάρτηση executeCommand() με την είσοδο του χρήστη</text:span></text:p>
        </text:list-item>
        <text:list-item>
          <text:p text:style-name="P7"><text:span text:style-name="T5">η executeCommand() αρχικά ελέγχει ποίο πρόγραμμα θέλει ο χρήστης να εκτελέσει. <text:s/></text:span></text:p>
          <text:p text:style-name="P7"><text:span text:style-name="T5">Έτσι, αν το πρόγραμμα είναι η εντολή cd ή exit τότε καλείται η συνάρτηση mycd() ή myexit() αντίστοιχα. Αλλιώς, δημιουργεί ένα child process (fork()) για να εκτελέσει το πρόγραμμα <text:s/>χρησιμοποιώντας την συνάρτηση execvp.</text:span></text:p>
          <text:p text:style-name="P7"/>
        </text:list-item>
      </text:list>
      <text:list xml:id="list4766206627877517389" text:style-name="L1">
        <text:list-item>
          <text:p text:style-name="P11">mysh1.c</text:p>
          <text:p text:style-name="P11">Το πρώτο shell εκτελεί το πρόγραμμα που δίνει ο χρήστης ως είσοδο χωρίς τη χρήση παραμέτρων. Συγκεκριμένα, μπορεί να υλοποιήσει <text:span text:style-name="T8">και </text:span>την εντολή cd χωρίς όμως να δέχεται ορίσματα. Σε γενικές γραμμες, κάτι τέτοιο δεν είναι σωστό ωστόσο συμβαδίζει με τα ζητούμενα της εκφώνησης με βάση την οποία στο πρώτο shell <text:s/>ο χρήστης δε μπορεί να δώσει ορίσματα στα προς εκτέλεση προγράμματα.</text:p>
          <text:p text:style-name="P11"/>
        </text:list-item>
        <text:list-item>
          <text:p text:style-name="P11">mysh2.c</text:p>
          <text:p text:style-name="P11">Το δεύτερο shell αποτελεί μία επέκταση του mysh1.c δίνοντας στο χρήστη τη δυνατότητα να καλέσει ένα πρόγραμμα με ορίσματα.</text:p>
          <text:p text:style-name="P11">Έτσι, ειδικά για την εντολή cd μπορεί να δώσει το path στο οποίο θέλει να μεταφερθεί. Συγκεκριμένα, γίνεται έλεγχος για το format του path το οποίο μπορεί να είναι της μορφής absolute path (cd /home/user/Desktop) <text:span text:style-name="T9">ή </text:span>relative path (cd ../Desktop ή cd ~/Desktop). Στην περίπτωση που δεν υπάρχουν ορίσματα για αυτή την εντολή το shell μεταφέρεται στο home directory του user.</text:p>
        </text:list-item>
      </text:list>
      <text:p text:style-name="P13"/>
      <text:p text:style-name="P13"/>
      <text:p text:style-name="P13"/>
      <text:p text:style-name="P19"/>
      <text:p text:style-name="P19"/>
      <text:p text:style-name="P19"/>
      <text:p text:style-name="P19"/>
      <text:p text:style-name="P19"/>
      <text:p text:style-name="P19"/>
      <text:p text:style-name="P19"/>
      <text:p text:style-name="P19"/>
      <text:p text:style-name="P19"><text:soft-page-break/><text:span text:style-name="T6">Όταν ο χρήστης τρέξει </text:span>είτε <text:span text:style-name="T5">το mysh3 </text:span>είτε το mysh<text:span text:style-name="T6">4</text:span> <text:span text:style-name="T5">πραγματοποιούνται </text:span>τα<text:span text:style-name="T5"> παρακάτω </text:span>βήματα<text:span text:style-name="T5">:</text:span></text:p>
      <text:list xml:id="list7296883667195022040" text:style-name="L4">
        <text:list-item>
          <text:p text:style-name="P6"><text:span text:style-name="T5">εμφανίζεται σαν prompt <text:s/>ο χαρακτήρας $</text:span></text:p>
        </text:list-item>
        <text:list-item>
          <text:p text:style-name="P6"><text:span text:style-name="T5">ο χρήστης γράφει το πρόγραμμα που επιθυμεί να εκτελεστεί</text:span></text:p>
        </text:list-item>
        <text:list-item>
          <text:p text:style-name="P6"><text:span text:style-name="T5">όταν ο χρήστης πατήσει Enter:</text:span></text:p>
        </text:list-item>
      </text:list>
      <text:list xml:id="list75659697264394519" text:style-name="L6">
        <text:list-item>
          <text:p text:style-name="P8"><text:span text:style-name="T5">αν η είσοδος δεν περιέχει τον χαρακτήρα “|” τότε καλείται η συνάρτηση executeCommand() με την είσοδο του χρήστη (όμοια με τα mysh1, mysh2)</text:span></text:p>
        </text:list-item>
        <text:list-item>
          <text:p text:style-name="P20">αλλιώς, καλ<text:span text:style-name="T9">εί</text:span>ται η συνάρτηση execPipe() με όρισμα την είσοδο του χρήστη.</text:p>
        </text:list-item>
      </text:list>
      <text:p text:style-name="P21"><text:tab/><text:tab/><text:tab/>Η execPipe() δημιουργεί ένα child process το οποίο με τη σειρά του καλεί τη <text:tab/></text:p>
      <text:p text:style-name="P21"><text:tab/><text:tab/><text:tab/>συνάρτηση runPipeCmd().</text:p>
      <text:p text:style-name="P5"><text:span text:style-name="T6"><text:tab/><text:tab/><text:tab/>Στη συνέχεια, η runPipeCmd για κάθε εντολή που παιίρνει σαν είσοδο <text:tab/><text:tab/><text:tab/><text:tab/>δημιουργεί ένα επιπλέον child process προκειμένου να εκτελέσει σωστά το <text:tab/><text:tab/><text:tab/>pipe.</text:span></text:p>
      <text:p text:style-name="P18"/>
      <text:list xml:id="list185427610879757" text:continue-list="list4766206627877517389" text:style-name="L1">
        <text:list-item>
          <text:p text:style-name="P12"><text:span text:style-name="T2">mysh3.c</text:span> </text:p>
        </text:list-item>
      </text:list>
      <text:p text:style-name="P14"><text:tab/><text:span text:style-name="T7">Στο msyh3 η είσοδος <text:s/>περιορίζεται μόνο σε 2 pipes.</text:span></text:p>
      <text:p text:style-name="P14"/>
      <text:list xml:id="list185429118727461" text:continue-numbering="true" text:style-name="L1">
        <text:list-item>
          <text:p text:style-name="P12"><text:span text:style-name="T4"><text:s/>mysh4.c</text:span></text:p>
          <text:p text:style-name="P16"><text:span text:style-name="T7">Σ</text:span>το msyh<text:span text:style-name="T7">4</text:span> <text:span text:style-name="T7">ο χρήστης μπορεί να δώσει πολλαπλά pipes.</text:span></text:p>
          <text:p text:style-name="P15"/>
          <text:p text:style-name="P10"/>
        </text:list-item>
      </text:list>
      <text:p text:style-name="P22">Παρατηρήσεις</text:p>
      <text:p text:style-name="P22">Σχετικά με την είσοδο του χρήστη θα μπορούσε να γίνει καλύτερος διαχειρισμός του white space χαρακτήρα.</text:p>
      <text:p text:style-name="P4"/>
      <text:p text:style-name="P9"/>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7:09:25.048981612</meta:creation-date>
    <dc:date>2015-11-29T18:54:26.978999387</dc:date>
    <meta:editing-duration>PT1H44M55S</meta:editing-duration>
    <meta:editing-cycles>20</meta:editing-cycles>
    <meta:generator>LibreOffice/5.0.2.2$Linux_X86_64 LibreOffice_project/00m0$Build-2</meta:generator>
    <meta:document-statistic meta:table-count="0" meta:image-count="0" meta:object-count="0" meta:page-count="2" meta:paragraph-count="37" meta:word-count="471" meta:character-count="2914" meta:non-whitespace-character-count="2461"/>
  </office:meta>
</office:document-meta>
</file>